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79cm" draw:marker-end-width="0.279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79cm" draw:marker-end-width="0.279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111111" draw:marker-start-width="0.279cm" draw:marker-end-width="0.279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000000" draw:fill="none" draw:fill-color="#ffffff" fo:min-height="1.621cm"/>
      <style:paragraph-properties style:writing-mode="lr-tb"/>
    </style:style>
    <style:style style:name="gr6" style:family="graphic" style:parent-style-name="standard">
      <style:graphic-properties draw:stroke="none" svg:stroke-width="0.035cm" svg:stroke-color="#000000" draw:fill="none" draw:fill-color="#ffffff" fo:min-height="0.395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35cm" svg:stroke-color="#111111" draw:marker-start-width="0.279cm" draw:marker-end-width="0.279cm" svg:stroke-opacity="100%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fill="none" draw:fill-color="#ffffff" fo:min-height="0.789cm"/>
      <style:paragraph-properties style:writing-mode="lr-tb"/>
    </style:style>
    <style:style style:name="gr9" style:family="graphic" style:parent-style-name="standard">
      <style:graphic-properties svg:stroke-width="0.035cm" svg:stroke-color="#000000" draw:fill-color="#000000" draw:textarea-horizontal-align="justify" draw:textarea-vertical-align="middle" draw:auto-grow-height="false" fo:min-height="0.023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35cm" svg:stroke-color="#000000" draw:fill="none" draw:fill-color="#ffffff" fo:min-height="1.971cm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79cm" draw:marker-end="Symmetric_20_Arrow" draw:marker-end-width="0.279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width="0.035cm" svg:stroke-color="#000000" draw:fill="none" draw:fill-color="#ffffff" fo:min-height="0.893cm"/>
      <style:paragraph-properties style:writing-mode="lr-tb"/>
    </style:style>
    <style:style style:name="gr13" style:family="graphic" style:parent-style-name="standard">
      <style:graphic-properties draw:stroke="none" svg:stroke-width="0.035cm" svg:stroke-color="#000000" draw:fill="none" draw:fill-color="#ffffff" fo:min-height="1.57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35cm" svg:stroke-color="#000000" draw:fill="none" draw:fill-color="#ffffff" fo:min-height="1.222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18cm" svg:stroke-color="#000000" draw:marker-start-width="0.227cm" draw:marker-end-width="0.227cm" draw:fill="none" draw:textarea-horizontal-align="justify" draw:textarea-vertical-align="middle" draw:auto-grow-height="false" fo:min-height="6.69cm" fo:min-width="9.315cm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width="0.035cm" svg:stroke-color="#000000" draw:fill="none" draw:fill-color="#ffffff" fo:min-height="0.968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18cm" svg:stroke-color="#000000" draw:marker-start-width="0.227cm" draw:marker-end-width="0.227cm" draw:fill="none" draw:textarea-horizontal-align="justify" draw:textarea-vertical-align="middle" draw:auto-grow-height="false" fo:min-height="4.658cm" fo:min-width="17.389cm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width="0.035cm" svg:stroke-color="#000000" draw:fill="none" draw:fill-color="#ffffff" fo:min-height="1.183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82cm" fo:min-width="0.032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111111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81cm" svg:stroke-color="#000000" draw:marker-start-width="0.348cm" draw:marker-end-width="0.348cm" draw:fill="solid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solid" svg:stroke-width="0.035cm" svg:stroke-color="#000000" draw:fill="solid" draw:fill-color="#ffffff" fo:min-height="0.789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draw:stroke="none" svg:stroke-width="0.035cm" svg:stroke-color="#000000" draw:fill="none" draw:fill-color="#ffffff" fo:min-height="2.759cm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111111" draw:textarea-horizontal-align="justify" draw:textarea-vertical-align="middle" draw:auto-grow-height="false" fo:min-height="0.199cm" fo:min-width="0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width="0.035cm" svg:stroke-color="#000000" draw:fill="none" draw:fill-color="#ffffff" fo:min-height="1.782cm"/>
      <style:paragraph-properties style:writing-mode="lr-tb"/>
    </style:style>
    <style:style style:name="gr27" style:family="graphic" style:parent-style-name="objectwithoutfill">
      <style:graphic-properties svg:stroke-width="0.106cm" svg:stroke-color="#000000" draw:marker-start-width="0.385cm" draw:marker-end-width="0.385cm" draw:fill="solid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width="0.035cm" svg:stroke-color="#000000" draw:fill="none" draw:fill-color="#ffffff" fo:min-height="0.712cm"/>
      <style:paragraph-properties style:writing-mode="lr-tb"/>
    </style:style>
    <style:style style:name="gr29" style:family="graphic" style:parent-style-name="standard">
      <style:graphic-properties draw:stroke="none" svg:stroke-width="0.035cm" svg:stroke-color="#000000" draw:fill="none" draw:fill-color="#ffffff" fo:min-height="1.909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29cm" fo:min-width="0.609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width="0.035cm" svg:stroke-color="#000000" draw:fill="none" draw:fill-color="#ffffff" fo:min-height="2.733cm"/>
      <style:paragraph-properties style:writing-mode="lr-tb"/>
    </style:style>
    <style:style style:name="gr32" style:family="graphic" style:parent-style-name="standard">
      <style:graphic-properties draw:stroke="none" svg:stroke-width="0.035cm" svg:stroke-color="#000000" draw:fill="none" draw:fill-color="#ffffff" fo:min-height="1.889cm"/>
      <style:paragraph-properties style:writing-mode="lr-tb"/>
    </style:style>
    <style:style style:name="gr33" style:family="graphic" style:parent-style-name="standard">
      <style:graphic-properties draw:stroke="none" svg:stroke-width="0.035cm" svg:stroke-color="#000000" draw:fill="none" draw:fill-color="#ffffff" fo:min-height="2.365cm"/>
      <style:paragraph-properties style:writing-mode="lr-tb"/>
    </style:style>
    <style:style style:name="gr34" style:family="graphic" style:parent-style-name="standard">
      <style:graphic-properties draw:stroke="none" svg:stroke-width="0.035cm" svg:stroke-color="#000000" draw:fill="none" draw:fill-color="#ffffff" fo:min-height="2.873cm"/>
      <style:paragraph-properties style:writing-mode="lr-tb"/>
    </style:style>
    <style:style style:name="gr35" style:family="graphic" style:parent-style-name="standard">
      <style:graphic-properties draw:stroke="solid" svg:stroke-width="0.035cm" svg:stroke-color="#000000" draw:fill="solid" draw:fill-color="#ffffff" fo:min-height="0.395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 style:list-style-name="L1">
      <style:graphic-properties draw:stroke="none" svg:stroke-width="0.035cm" svg:stroke-color="#000000" draw:fill="none" draw:fill-color="#ffffff" fo:min-height="2.365cm"/>
      <style:paragraph-properties style:writing-mode="lr-tb"/>
    </style:style>
    <style:style style:name="gr37" style:family="graphic" style:parent-style-name="standard">
      <style:graphic-properties draw:stroke="solid" svg:stroke-width="0.035cm" svg:stroke-color="#000000" draw:fill="solid" draw:fill-color="#ffffff" fo:min-height="0.361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-color="#000000"/>
      <style:paragraph-properties fo:text-align="center"/>
      <style:text-properties fo:font-size="10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111111"/>
      <style:paragraph-properties fo:text-align="center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623cm" svg:y1="10.034cm" svg:x2="11.623cm" svg:y2="8.191cm">
          <text:p/>
        </draw:line>
        <draw:g>
          <draw:line draw:style-name="gr1" draw:text-style-name="P1" draw:layer="layout" svg:x1="10.809cm" svg:y1="8.191cm" svg:x2="11.33cm" svg:y2="8.191cm">
            <text:p/>
          </draw:line>
          <draw:line draw:style-name="gr1" draw:text-style-name="P1" draw:layer="layout" svg:x1="10.802cm" svg:y1="10.012cm" svg:x2="11.323cm" svg:y2="10.012cm">
            <text:p/>
          </draw:line>
          <draw:ellipse draw:style-name="gr2" draw:text-style-name="P2" draw:layer="layout" svg:width="0.505cm" svg:height="0.307cm" draw:transform="rotate (-3.14159265358979) translate (11.527cm 8.498cm)" draw:kind="arc" draw:start-angle="90.99" draw:end-angle="271.82">
            <text:p/>
          </draw:ellipse>
          <draw:ellipse draw:style-name="gr2" draw:text-style-name="P2" draw:layer="layout" svg:width="0.505cm" svg:height="0.307cm" draw:transform="rotate (-3.14159265358979) translate (11.528cm 8.8cm)" draw:kind="arc" draw:start-angle="90.99" draw:end-angle="271.82">
            <text:p/>
          </draw:ellipse>
          <draw:ellipse draw:style-name="gr2" draw:text-style-name="P2" draw:layer="layout" svg:width="0.505cm" svg:height="0.308cm" draw:transform="rotate (-3.14159265358979) translate (11.528cm 9.103cm)" draw:kind="arc" draw:start-angle="90.99" draw:end-angle="271.82">
            <text:p/>
          </draw:ellipse>
          <draw:ellipse draw:style-name="gr2" draw:text-style-name="P2" draw:layer="layout" svg:width="0.505cm" svg:height="0.307cm" draw:transform="rotate (-3.14159265358979) translate (11.528cm 9.405cm)" draw:kind="arc" draw:start-angle="90.99" draw:end-angle="271.82">
            <text:p/>
          </draw:ellipse>
          <draw:ellipse draw:style-name="gr2" draw:text-style-name="P2" draw:layer="layout" svg:width="0.505cm" svg:height="0.307cm" draw:transform="rotate (-3.14159265358979) translate (11.528cm 9.707cm)" draw:kind="arc" draw:start-angle="90.99" draw:end-angle="271.82">
            <text:p/>
          </draw:ellipse>
          <draw:ellipse draw:style-name="gr2" draw:text-style-name="P2" draw:layer="layout" svg:width="0.505cm" svg:height="0.307cm" draw:transform="rotate (-3.14159265358979) translate (11.529cm 10.009cm)" draw:kind="arc" draw:start-angle="90.99" draw:end-angle="271.82">
            <text:p/>
          </draw:ellipse>
        </draw:g>
        <draw:line draw:style-name="gr1" draw:text-style-name="P1" draw:layer="layout" svg:x1="11.76cm" svg:y1="10.034cm" svg:x2="11.76cm" svg:y2="8.191cm">
          <text:p/>
        </draw:line>
        <draw:line draw:style-name="gr1" draw:text-style-name="P1" draw:layer="layout" svg:x1="12.58cm" svg:y1="10.034cm" svg:x2="12.059cm" svg:y2="10.034cm">
          <text:p/>
        </draw:line>
        <draw:ellipse draw:style-name="gr2" draw:text-style-name="P2" draw:layer="layout" svg:width="0.505cm" svg:height="0.308cm" svg:x="11.861cm" svg:y="9.726cm" draw:kind="arc" draw:start-angle="90.99" draw:end-angle="271.82">
          <text:p/>
        </draw:ellipse>
        <draw:ellipse draw:style-name="gr2" draw:text-style-name="P2" draw:layer="layout" svg:width="0.505cm" svg:height="0.307cm" svg:x="11.861cm" svg:y="9.424cm" draw:kind="arc" draw:start-angle="90.99" draw:end-angle="271.82">
          <text:p/>
        </draw:ellipse>
        <draw:ellipse draw:style-name="gr2" draw:text-style-name="P2" draw:layer="layout" svg:width="0.505cm" svg:height="0.307cm" svg:x="11.861cm" svg:y="9.122cm" draw:kind="arc" draw:start-angle="90.99" draw:end-angle="271.82">
          <text:p/>
        </draw:ellipse>
        <draw:ellipse draw:style-name="gr2" draw:text-style-name="P2" draw:layer="layout" svg:width="0.505cm" svg:height="0.307cm" svg:x="11.86cm" svg:y="8.819cm" draw:kind="arc" draw:start-angle="90.99" draw:end-angle="271.82">
          <text:p/>
        </draw:ellipse>
        <draw:ellipse draw:style-name="gr2" draw:text-style-name="P2" draw:layer="layout" svg:width="0.505cm" svg:height="0.307cm" svg:x="11.861cm" svg:y="8.517cm" draw:kind="arc" draw:start-angle="90.99" draw:end-angle="271.82">
          <text:p/>
        </draw:ellipse>
        <draw:ellipse draw:style-name="gr2" draw:text-style-name="P2" draw:layer="layout" svg:width="0.505cm" svg:height="0.307cm" svg:x="11.86cm" svg:y="8.215cm" draw:kind="arc" draw:start-angle="90.99" draw:end-angle="271.82">
          <text:p/>
        </draw:ellipse>
        <draw:line draw:style-name="gr1" draw:text-style-name="P1" draw:layer="layout" svg:x1="12.047cm" svg:y1="9.12cm" svg:x2="19.953cm" svg:y2="9.128cm">
          <text:p/>
        </draw:line>
        <draw:custom-shape draw:style-name="gr3" draw:text-style-name="P3" draw:layer="layout" svg:width="0.26cm" svg:height="0.23cm" svg:x="9.031cm" svg:y="8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ellipse draw:style-name="gr4" draw:text-style-name="P2" draw:layer="layout" svg:width="0.169cm" svg:height="0.372cm" draw:transform="rotate (1.5707963267949) translate (8.33cm 8.247cm)" draw:kind="arc" draw:start-angle="264.56" draw:end-angle="88.08">
            <text:p/>
          </draw:ellipse>
          <draw:ellipse draw:style-name="gr4" draw:text-style-name="P2" draw:layer="layout" svg:width="0.17cm" svg:height="0.372cm" draw:transform="rotate (-1.5707963267949) translate (9.074cm 8.069cm)" draw:kind="arc" draw:start-angle="264.56" draw:end-angle="88.08">
            <text:p/>
          </draw:ellipse>
        </draw:g>
        <draw:custom-shape draw:style-name="gr3" draw:text-style-name="P3" draw:layer="layout" svg:width="0.26cm" svg:height="0.23cm" svg:x="8.064cm" svg:y="8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6cm" svg:height="0.23cm" svg:x="5.952cm" svg:y="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61cm" svg:height="0.23cm" svg:x="6.924cm" svg:y="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993cm" svg:y1="7.826cm" svg:x2="6.212cm" svg:y2="8.133cm">
          <text:p/>
        </draw:line>
        <draw:frame draw:style-name="gr5" draw:text-style-name="P4" draw:layer="layout" svg:width="1.562cm" svg:height="1.871cm" svg:x="5.919cm" svg:y="7.308cm">
          <draw:text-box>
            <text:p><text:span text:style-name="T1">LINE</text:span></text:p>
          </draw:text-box>
        </draw:frame>
        <draw:custom-shape draw:style-name="gr3" draw:text-style-name="P3" draw:layer="layout" svg:width="0.26cm" svg:height="0.231cm" svg:x="5.952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61cm" svg:height="0.231cm" svg:x="6.924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993cm" svg:y1="9.643cm" svg:x2="6.212cm" svg:y2="9.95cm">
          <text:p/>
        </draw:line>
        <draw:line draw:style-name="gr1" draw:text-style-name="P1" draw:layer="layout" svg:x1="7.166cm" svg:y1="8.179cm" svg:x2="8.034cm" svg:y2="8.179cm">
          <text:p/>
        </draw:line>
        <draw:line draw:style-name="gr1" draw:text-style-name="P1" draw:layer="layout" svg:x1="7.166cm" svg:y1="10.012cm" svg:x2="9.693cm" svg:y2="10.012cm">
          <text:p/>
        </draw:line>
        <draw:frame draw:style-name="gr6" draw:text-style-name="P4" draw:layer="layout" svg:width="2.603cm" svg:height="0.645cm" svg:x="5.865cm" svg:y="10.178cm">
          <draw:text-box>
            <text:p><text:span text:style-name="T1">NEUTRAL</text:span></text:p>
          </draw:text-box>
        </draw:frame>
        <draw:line draw:style-name="gr7" draw:text-style-name="P1" draw:layer="layout" svg:x1="6.472cm" svg:y1="8.287cm" svg:x2="6.472cm" svg:y2="9.592cm">
          <text:p/>
        </draw:line>
        <draw:line draw:style-name="gr1" draw:text-style-name="P1" draw:layer="layout" svg:x1="4.864cm" svg:y1="8.17cm" svg:x2="5.951cm" svg:y2="8.17cm">
          <text:p/>
        </draw:line>
        <draw:line draw:style-name="gr1" draw:text-style-name="P1" draw:layer="layout" svg:x1="3.924cm" svg:y1="10.023cm" svg:x2="5.952cm" svg:y2="10.023cm">
          <text:p/>
        </draw:line>
        <draw:line draw:style-name="gr1" draw:text-style-name="P1" draw:layer="layout" svg:x1="3.316cm" svg:y1="6.031cm" svg:x2="7.094cm" svg:y2="6.032cm">
          <text:p/>
        </draw:line>
        <draw:frame draw:style-name="gr8" draw:text-style-name="P4" draw:layer="layout" svg:width="2.603cm" svg:height="1.039cm" svg:x="4.566cm" svg:y="6.08cm">
          <draw:text-box>
            <text:p><text:span text:style-name="T1">SAFETY GROUND</text:span></text:p>
          </draw:text-box>
        </draw:frame>
        <draw:line draw:style-name="gr1" draw:text-style-name="P1" draw:layer="layout" svg:x1="2.239cm" svg:y1="9.109cm" svg:x2="2.891cm" svg:y2="8.532cm">
          <text:p/>
        </draw:line>
        <draw:line draw:style-name="gr1" draw:text-style-name="P1" draw:layer="layout" svg:x1="3.759cm" svg:y1="8.516cm" svg:x2="2.891cm" svg:y2="8.517cm">
          <text:p/>
        </draw:line>
        <draw:line draw:style-name="gr1" draw:text-style-name="P1" draw:layer="layout" svg:x1="3.714cm" svg:y1="8.516cm" svg:x2="4.366cm" svg:y2="9.093cm">
          <text:p/>
        </draw:line>
        <draw:line draw:style-name="gr1" draw:text-style-name="P1" draw:layer="layout" svg:x1="4.366cm" svg:y1="9.745cm" svg:x2="4.367cm" svg:y2="9.093cm">
          <text:p/>
        </draw:line>
        <draw:line draw:style-name="gr1" draw:text-style-name="P1" draw:layer="layout" svg:x1="2.266cm" svg:y1="9.721cm" svg:x2="2.267cm" svg:y2="9.069cm">
          <text:p/>
        </draw:line>
        <draw:line draw:style-name="gr1" draw:text-style-name="P1" draw:layer="layout" svg:x1="4.373cm" svg:y1="9.737cm" svg:x2="2.255cm" svg:y2="9.738cm">
          <text:p/>
        </draw:line>
        <draw:custom-shape draw:style-name="gr9" draw:text-style-name="P5" draw:layer="layout" svg:width="0.087cm" svg:height="0.307cm" svg:x="2.677cm" svg:y="9.2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087cm" svg:height="0.307cm" svg:x="3.841cm" svg:y="9.205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4.064cm" svg:height="2.221cm" svg:x="1.635cm" svg:y="10.271cm">
          <draw:text-box>
            <text:p><text:span text:style-name="T1">Example: IEC 60320 C13 (male pins) as seen from power cord side (outside the chassis)</text:span></text:p>
          </draw:text-box>
        </draw:frame>
        <draw:custom-shape draw:style-name="gr9" draw:text-style-name="P5" draw:layer="layout" svg:width="0.087cm" svg:height="0.307cm" svg:x="3.238cm" svg:y="8.6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44cm" svg:y1="9.947cm" svg:x2="2.188cm" svg:y2="9.948cm">
          <text:p/>
        </draw:line>
        <draw:line draw:style-name="gr1" draw:text-style-name="P1" draw:layer="layout" svg:x1="4.453cm" svg:y1="8.335cm" svg:x2="2.197cm" svg:y2="8.336cm">
          <text:p/>
        </draw:line>
        <draw:g>
          <draw:line draw:style-name="gr1" draw:text-style-name="P1" draw:layer="layout" svg:x1="4.444cm" svg:y1="9.947cm" svg:x2="4.965cm" svg:y2="9.486cm">
            <text:p/>
          </draw:line>
          <draw:line draw:style-name="gr1" draw:text-style-name="P1" draw:layer="layout" svg:x1="4.444cm" svg:y1="8.335cm" svg:x2="4.965cm" svg:y2="8.796cm">
            <text:p/>
          </draw:line>
          <draw:line draw:style-name="gr1" draw:text-style-name="P1" draw:layer="layout" svg:x1="4.965cm" svg:y1="9.486cm" svg:x2="4.966cm" svg:y2="8.795cm">
            <text:p/>
          </draw:line>
        </draw:g>
        <draw:g>
          <draw:line draw:style-name="gr1" draw:text-style-name="P1" draw:layer="layout" svg:x1="2.189cm" svg:y1="9.947cm" svg:x2="1.668cm" svg:y2="9.486cm">
            <text:p/>
          </draw:line>
          <draw:line draw:style-name="gr1" draw:text-style-name="P1" draw:layer="layout" svg:x1="2.19cm" svg:y1="8.335cm" svg:x2="1.669cm" svg:y2="8.796cm">
            <text:p/>
          </draw:line>
          <draw:line draw:style-name="gr1" draw:text-style-name="P1" draw:layer="layout" svg:x1="1.669cm" svg:y1="9.486cm" svg:x2="1.668cm" svg:y2="8.795cm">
            <text:p/>
          </draw:line>
        </draw:g>
        <draw:custom-shape draw:style-name="gr3" draw:text-style-name="P3" draw:layer="layout" svg:width="0.347cm" svg:height="0.307cm" svg:x="4.485cm" svg:y="8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47cm" svg:height="0.307cm" svg:x="1.781cm" svg:y="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709cm" svg:y1="8.181cm" svg:x2="5.952cm" svg:y2="8.17cm">
          <text:p/>
        </draw:line>
        <draw:line draw:style-name="gr11" draw:text-style-name="P1" draw:layer="layout" svg:x1="2.709cm" svg:y1="8.182cm" svg:x2="2.709cm" svg:y2="9.103cm">
          <text:p/>
        </draw:line>
        <draw:line draw:style-name="gr11" draw:text-style-name="P1" draw:layer="layout" svg:x1="3.924cm" svg:y1="10.023cm" svg:x2="3.924cm" svg:y2="9.563cm">
          <text:p/>
        </draw:line>
        <draw:line draw:style-name="gr11" draw:text-style-name="P1" draw:layer="layout" svg:x1="3.284cm" svg:y1="6.032cm" svg:x2="3.284cm" svg:y2="8.565cm">
          <text:p/>
        </draw:line>
        <draw:frame draw:style-name="gr5" draw:text-style-name="P4" draw:layer="layout" svg:width="1.562cm" svg:height="1.871cm" svg:x="7.888cm" svg:y="7.384cm">
          <draw:text-box>
            <text:p><text:span text:style-name="T1">FUSE</text:span></text:p>
          </draw:text-box>
        </draw:frame>
        <draw:frame draw:style-name="gr10" draw:text-style-name="P7" draw:layer="layout" svg:width="2.54cm" svg:height="2.221cm" svg:x="9.793cm" svg:y="10.144cm">
          <draw:text-box>
            <text:p text:style-name="P6"><text:span text:style-name="T1">Center tapped transformer</text:span></text:p>
          </draw:text-box>
        </draw:frame>
        <draw:g>
          <draw:line draw:style-name="gr1" draw:text-style-name="P1" draw:layer="layout" svg:x1="13.222cm" svg:y1="9.563cm" svg:x2="13.572cm" svg:y2="9.563cm">
            <text:p/>
          </draw:line>
          <draw:line draw:style-name="gr1" draw:text-style-name="P1" draw:layer="layout" svg:x1="13.278cm" svg:y1="9.817cm" svg:x2="13.405cm" svg:y2="9.563cm">
            <text:p/>
          </draw:line>
          <draw:line draw:style-name="gr1" draw:text-style-name="P1" draw:layer="layout" svg:x1="13.532cm" svg:y1="9.817cm" svg:x2="13.406cm" svg:y2="9.563cm">
            <text:p/>
          </draw:line>
          <draw:line draw:style-name="gr1" draw:text-style-name="P1" draw:layer="layout" svg:x1="13.27cm" svg:y1="9.807cm" svg:x2="13.532cm" svg:y2="9.807cm">
            <text:p/>
          </draw:line>
          <draw:line draw:style-name="gr1" draw:text-style-name="P1" draw:layer="layout" svg:x1="13.405cm" svg:y1="9.35cm" svg:x2="13.405cm" svg:y2="9.55cm">
            <text:p/>
          </draw:line>
          <draw:line draw:style-name="gr1" draw:text-style-name="P1" draw:layer="layout" svg:x1="13.405cm" svg:y1="9.817cm" svg:x2="13.405cm" svg:y2="10.017cm">
            <text:p/>
          </draw:line>
        </draw:g>
        <draw:line draw:style-name="gr1" draw:text-style-name="P1" draw:layer="layout" svg:x1="13.446cm" svg:y1="10.025cm" svg:x2="12.059cm" svg:y2="10.025cm">
          <text:p/>
        </draw:line>
        <draw:g>
          <draw:line draw:style-name="gr1" draw:text-style-name="P1" draw:layer="layout" svg:x1="12.595cm" svg:y1="7.738cm" svg:x2="12.945cm" svg:y2="7.738cm">
            <text:p/>
          </draw:line>
          <draw:line draw:style-name="gr1" draw:text-style-name="P1" draw:layer="layout" svg:x1="12.651cm" svg:y1="7.992cm" svg:x2="12.778cm" svg:y2="7.738cm">
            <text:p/>
          </draw:line>
          <draw:line draw:style-name="gr1" draw:text-style-name="P1" draw:layer="layout" svg:x1="12.905cm" svg:y1="7.992cm" svg:x2="12.779cm" svg:y2="7.738cm">
            <text:p/>
          </draw:line>
          <draw:line draw:style-name="gr1" draw:text-style-name="P1" draw:layer="layout" svg:x1="12.643cm" svg:y1="7.982cm" svg:x2="12.905cm" svg:y2="7.982cm">
            <text:p/>
          </draw:line>
          <draw:line draw:style-name="gr1" draw:text-style-name="P1" draw:layer="layout" svg:x1="12.778cm" svg:y1="7.525cm" svg:x2="12.778cm" svg:y2="7.725cm">
            <text:p/>
          </draw:line>
          <draw:line draw:style-name="gr1" draw:text-style-name="P1" draw:layer="layout" svg:x1="12.778cm" svg:y1="7.992cm" svg:x2="12.778cm" svg:y2="8.192cm">
            <text:p/>
          </draw:line>
        </draw:g>
        <draw:line draw:style-name="gr1" draw:text-style-name="P1" draw:layer="layout" svg:x1="12.06cm" svg:y1="8.229cm" svg:x2="13.446cm" svg:y2="8.229cm">
          <text:p/>
        </draw:line>
        <draw:line draw:style-name="gr1" draw:text-style-name="P1" draw:layer="layout" svg:x1="13.401cm" svg:y1="7.533cm" svg:x2="13.401cm" svg:y2="9.407cm">
          <text:p/>
        </draw:line>
        <draw:line draw:style-name="gr1" draw:text-style-name="P1" draw:layer="layout" svg:x1="12.777cm" svg:y1="7.527cm" svg:x2="16.619cm" svg:y2="7.526cm">
          <text:p/>
        </draw:line>
        <draw:g>
          <draw:line draw:style-name="gr1" draw:text-style-name="P1" draw:layer="layout" svg:x1="12.589cm" svg:y1="8.42cm" svg:x2="12.939cm" svg:y2="8.42cm">
            <text:p/>
          </draw:line>
          <draw:line draw:style-name="gr1" draw:text-style-name="P1" draw:layer="layout" svg:x1="12.645cm" svg:y1="8.674cm" svg:x2="12.772cm" svg:y2="8.42cm">
            <text:p/>
          </draw:line>
          <draw:line draw:style-name="gr1" draw:text-style-name="P1" draw:layer="layout" svg:x1="12.899cm" svg:y1="8.674cm" svg:x2="12.773cm" svg:y2="8.42cm">
            <text:p/>
          </draw:line>
          <draw:line draw:style-name="gr1" draw:text-style-name="P1" draw:layer="layout" svg:x1="12.637cm" svg:y1="8.664cm" svg:x2="12.899cm" svg:y2="8.664cm">
            <text:p/>
          </draw:line>
          <draw:line draw:style-name="gr1" draw:text-style-name="P1" draw:layer="layout" svg:x1="12.772cm" svg:y1="8.207cm" svg:x2="12.772cm" svg:y2="8.407cm">
            <text:p/>
          </draw:line>
          <draw:line draw:style-name="gr1" draw:text-style-name="P1" draw:layer="layout" svg:x1="12.772cm" svg:y1="8.674cm" svg:x2="12.772cm" svg:y2="8.874cm">
            <text:p/>
          </draw:line>
        </draw:g>
        <draw:g>
          <draw:line draw:style-name="gr1" draw:text-style-name="P1" draw:layer="layout" svg:x1="13.229cm" svg:y1="10.246cm" svg:x2="13.579cm" svg:y2="10.246cm">
            <text:p/>
          </draw:line>
          <draw:line draw:style-name="gr1" draw:text-style-name="P1" draw:layer="layout" svg:x1="13.285cm" svg:y1="10.5cm" svg:x2="13.412cm" svg:y2="10.246cm">
            <text:p/>
          </draw:line>
          <draw:line draw:style-name="gr1" draw:text-style-name="P1" draw:layer="layout" svg:x1="13.539cm" svg:y1="10.5cm" svg:x2="13.413cm" svg:y2="10.246cm">
            <text:p/>
          </draw:line>
          <draw:line draw:style-name="gr1" draw:text-style-name="P1" draw:layer="layout" svg:x1="13.277cm" svg:y1="10.49cm" svg:x2="13.539cm" svg:y2="10.49cm">
            <text:p/>
          </draw:line>
          <draw:line draw:style-name="gr1" draw:text-style-name="P1" draw:layer="layout" svg:x1="13.412cm" svg:y1="10.033cm" svg:x2="13.412cm" svg:y2="10.233cm">
            <text:p/>
          </draw:line>
          <draw:line draw:style-name="gr1" draw:text-style-name="P1" draw:layer="layout" svg:x1="13.412cm" svg:y1="10.5cm" svg:x2="13.412cm" svg:y2="10.7cm">
            <text:p/>
          </draw:line>
        </draw:g>
        <draw:line draw:style-name="gr1" draw:text-style-name="P1" draw:layer="layout" svg:x1="12.772cm" svg:y1="8.826cm" svg:x2="12.772cm" svg:y2="10.7cm">
          <text:p/>
        </draw:line>
        <draw:frame draw:style-name="gr12" draw:text-style-name="P9" draw:layer="layout" svg:width="3.683cm" svg:height="1.143cm" svg:x="11.217cm" svg:y="6.48cm">
          <draw:text-box>
            <text:p text:style-name="P8"><text:span text:style-name="T1">Rectifier (on power conditioning PCB)</text:span></text:p>
          </draw:text-box>
        </draw:frame>
        <draw:frame draw:style-name="gr6" draw:text-style-name="P9" draw:layer="layout" svg:width="1.905cm" svg:height="0.645cm" svg:x="14.495cm" svg:y="8.61cm">
          <draw:text-box>
            <text:p text:style-name="P8"><text:span text:style-name="T1">0 V</text:span></text:p>
          </draw:text-box>
        </draw:frame>
        <draw:frame draw:style-name="gr6" draw:text-style-name="P9" draw:layer="layout" svg:width="1.905cm" svg:height="0.645cm" svg:x="14.468cm" svg:y="7.559cm">
          <draw:text-box>
            <text:p text:style-name="P8"><text:span text:style-name="T1">+ V</text:span></text:p>
          </draw:text-box>
        </draw:frame>
        <draw:frame draw:style-name="gr6" draw:text-style-name="P9" draw:layer="layout" svg:width="1.905cm" svg:height="0.645cm" svg:x="14.495cm" svg:y="10.144cm">
          <draw:text-box>
            <text:p text:style-name="P8"><text:span text:style-name="T1">- V</text:span></text:p>
          </draw:text-box>
        </draw:frame>
        <draw:frame draw:style-name="gr13" draw:text-style-name="P4" draw:layer="layout" svg:width="2.603cm" svg:height="1.827cm" svg:x="4.502cm" svg:y="4.048cm">
          <draw:text-box>
            <text:p><text:span text:style-name="T1">Attached to chassis with lug near power jack</text:span></text:p>
          </draw:text-box>
        </draw:frame>
        <draw:g>
          <draw:line draw:style-name="gr1" draw:text-style-name="P1" draw:layer="layout" svg:x1="15.254cm" svg:y1="8.266cm" svg:x2="14.746cm" svg:y2="8.264cm">
            <text:p/>
          </draw:line>
          <draw:ellipse draw:style-name="gr14" draw:text-style-name="P8" draw:layer="layout" svg:width="0.84cm" svg:height="1.349cm" svg:x="14.58cm" svg:y="8.369cm" draw:kind="arc" draw:start-angle="52.78" draw:end-angle="127.21">
            <text:p/>
          </draw:ellipse>
          <draw:line draw:style-name="gr1" draw:text-style-name="P1" draw:layer="layout" svg:x1="15.02cm" svg:y1="8.368cm" svg:x2="15.02cm" svg:y2="8.747cm">
            <text:p/>
          </draw:line>
          <draw:line draw:style-name="gr1" draw:text-style-name="P1" draw:layer="layout" svg:x1="15.019cm" svg:y1="7.859cm" svg:x2="15.019cm" svg:y2="8.238cm">
            <text:p/>
          </draw:line>
        </draw:g>
        <draw:g>
          <draw:line draw:style-name="gr1" draw:text-style-name="P1" draw:layer="layout" svg:x1="15.254cm" svg:y1="9.89cm" svg:x2="14.746cm" svg:y2="9.888cm">
            <text:p/>
          </draw:line>
          <draw:ellipse draw:style-name="gr14" draw:text-style-name="P8" draw:layer="layout" svg:width="0.84cm" svg:height="1.349cm" svg:x="14.58cm" svg:y="9.993cm" draw:kind="arc" draw:start-angle="52.78" draw:end-angle="127.21">
            <text:p/>
          </draw:ellipse>
          <draw:line draw:style-name="gr1" draw:text-style-name="P1" draw:layer="layout" svg:x1="15.02cm" svg:y1="9.992cm" svg:x2="15.02cm" svg:y2="10.371cm">
            <text:p/>
          </draw:line>
          <draw:line draw:style-name="gr1" draw:text-style-name="P1" draw:layer="layout" svg:x1="15.019cm" svg:y1="9.483cm" svg:x2="15.019cm" svg:y2="9.862cm">
            <text:p/>
          </draw:line>
        </draw:g>
        <draw:line draw:style-name="gr1" draw:text-style-name="P1" draw:layer="layout" svg:x1="12.772cm" svg:y1="10.712cm" svg:x2="16.62cm" svg:y2="10.74cm">
          <text:p/>
        </draw:line>
        <draw:line draw:style-name="gr1" draw:text-style-name="P1" draw:layer="layout" svg:x1="15.019cm" svg:y1="8.161cm" svg:x2="15.019cm" svg:y2="7.528cm">
          <text:p/>
        </draw:line>
        <draw:line draw:style-name="gr1" draw:text-style-name="P1" draw:layer="layout" svg:x1="15.02cm" svg:y1="10.739cm" svg:x2="15.02cm" svg:y2="10.106cm">
          <text:p/>
        </draw:line>
        <draw:line draw:style-name="gr1" draw:text-style-name="P1" draw:layer="layout" svg:x1="15.02cm" svg:y1="9.14cm" svg:x2="15.02cm" svg:y2="8.507cm">
          <text:p/>
        </draw:line>
        <draw:line draw:style-name="gr1" draw:text-style-name="P1" draw:layer="layout" svg:x1="15.02cm" svg:y1="9.693cm" svg:x2="15.02cm" svg:y2="9.06cm">
          <text:p/>
        </draw:line>
        <draw:frame draw:style-name="gr15" draw:text-style-name="P9" draw:layer="layout" svg:width="3.791cm" svg:height="1.472cm" svg:x="12.098cm" svg:y="10.831cm">
          <draw:text-box>
            <text:p text:style-name="P8"><text:span text:style-name="T1">Reservoir Capacitors (connected to power conditioning PCB)</text:span></text:p>
          </draw:text-box>
        </draw:frame>
        <draw:custom-shape draw:style-name="gr16" draw:text-style-name="P10" draw:layer="layout" svg:width="9.833cm" svg:height="6.958cm" svg:x="15.835cm" svg:y="6.299cm">
          <text:p/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16.854cm" svg:y1="8.267cm" svg:x2="16.346cm" svg:y2="8.265cm">
            <text:p/>
          </draw:line>
          <draw:ellipse draw:style-name="gr14" draw:text-style-name="P8" draw:layer="layout" svg:width="0.84cm" svg:height="1.349cm" svg:x="16.18cm" svg:y="8.37cm" draw:kind="arc" draw:start-angle="52.78" draw:end-angle="127.21">
            <text:p/>
          </draw:ellipse>
          <draw:line draw:style-name="gr1" draw:text-style-name="P1" draw:layer="layout" svg:x1="16.62cm" svg:y1="8.369cm" svg:x2="16.62cm" svg:y2="8.748cm">
            <text:p/>
          </draw:line>
          <draw:line draw:style-name="gr1" draw:text-style-name="P1" draw:layer="layout" svg:x1="16.619cm" svg:y1="7.86cm" svg:x2="16.619cm" svg:y2="8.239cm">
            <text:p/>
          </draw:line>
        </draw:g>
        <draw:g>
          <draw:line draw:style-name="gr1" draw:text-style-name="P1" draw:layer="layout" svg:x1="16.854cm" svg:y1="9.891cm" svg:x2="16.346cm" svg:y2="9.889cm">
            <text:p/>
          </draw:line>
          <draw:ellipse draw:style-name="gr14" draw:text-style-name="P8" draw:layer="layout" svg:width="0.84cm" svg:height="1.349cm" svg:x="16.18cm" svg:y="9.994cm" draw:kind="arc" draw:start-angle="52.78" draw:end-angle="127.21">
            <text:p/>
          </draw:ellipse>
          <draw:line draw:style-name="gr1" draw:text-style-name="P1" draw:layer="layout" svg:x1="16.62cm" svg:y1="9.993cm" svg:x2="16.62cm" svg:y2="10.372cm">
            <text:p/>
          </draw:line>
          <draw:line draw:style-name="gr1" draw:text-style-name="P1" draw:layer="layout" svg:x1="16.619cm" svg:y1="9.484cm" svg:x2="16.619cm" svg:y2="9.863cm">
            <text:p/>
          </draw:line>
        </draw:g>
        <draw:line draw:style-name="gr1" draw:text-style-name="P1" draw:layer="layout" svg:x1="16.619cm" svg:y1="8.162cm" svg:x2="16.619cm" svg:y2="7.529cm">
          <text:p/>
        </draw:line>
        <draw:line draw:style-name="gr1" draw:text-style-name="P1" draw:layer="layout" svg:x1="16.62cm" svg:y1="10.74cm" svg:x2="16.62cm" svg:y2="10.107cm">
          <text:p/>
        </draw:line>
        <draw:line draw:style-name="gr1" draw:text-style-name="P1" draw:layer="layout" svg:x1="16.62cm" svg:y1="9.141cm" svg:x2="16.62cm" svg:y2="8.508cm">
          <text:p/>
        </draw:line>
        <draw:line draw:style-name="gr1" draw:text-style-name="P1" draw:layer="layout" svg:x1="16.62cm" svg:y1="9.694cm" svg:x2="16.62cm" svg:y2="9.061cm">
          <text:p/>
        </draw:line>
        <draw:frame draw:style-name="gr17" draw:text-style-name="P9" draw:layer="layout" svg:width="2.286cm" svg:height="1.218cm" svg:x="15.708cm" svg:y="6.459cm">
          <draw:text-box>
            <text:p text:style-name="P8"><text:span text:style-name="T1">Local decoupling</text:span></text:p>
          </draw:text-box>
        </draw:frame>
        <draw:custom-shape draw:style-name="gr18" draw:text-style-name="P10" draw:layer="layout" svg:width="17.907cm" svg:height="4.926cm" svg:x="8.493cm" svg:y="13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3.81cm" svg:height="1.433cm" svg:x="15.635cm" svg:y="18.637cm">
          <draw:text-box>
            <text:p text:style-name="P8"><text:span text:style-name="T1">Connector Panel</text:span></text:p>
          </draw:text-box>
        </draw:frame>
        <draw:custom-shape draw:style-name="gr20" draw:text-style-name="P10" draw:layer="layout" svg:width="0.8cm" svg:height="0.8cm" svg:x="18.277cm" svg:y="15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3cm" svg:height="0.3cm" svg:x="18.533cm" svg:y="15.7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8.648cm" svg:y1="15.478cm" svg:x2="18.653cm" svg:y2="12.303cm">
          <text:p/>
        </draw:line>
        <draw:frame draw:style-name="gr23" draw:text-style-name="P12" draw:layer="layout" svg:width="2.567cm" svg:height="1.073cm" svg:x="17.229cm" svg:y="8.393cm">
          <draw:text-box>
            <text:p text:style-name="P8"><text:span text:style-name="T1">PCB Ground Star Point</text:span></text:p>
          </draw:text-box>
        </draw:frame>
        <draw:line draw:style-name="gr1" draw:text-style-name="P1" draw:layer="layout" svg:x1="18.272cm" svg:y1="11.414cm" svg:x2="18.272cm" svg:y2="15.859cm">
          <text:p/>
        </draw:line>
        <draw:line draw:style-name="gr1" draw:text-style-name="P1" draw:layer="layout" svg:x1="19.056cm" svg:y1="11.414cm" svg:x2="19.056cm" svg:y2="15.859cm">
          <text:p/>
        </draw:line>
        <draw:frame draw:style-name="gr8" draw:text-style-name="P9" draw:layer="layout" svg:width="1.397cm" svg:height="1.039cm" svg:x="18.083cm" svg:y="16.25cm">
          <draw:text-box>
            <text:p text:style-name="P8"><text:span text:style-name="T1">Audio Input</text:span></text:p>
          </draw:text-box>
        </draw:frame>
        <draw:frame draw:style-name="gr19" draw:text-style-name="P9" draw:layer="layout" svg:width="3.783cm" svg:height="1.433cm" svg:x="17.032cm" svg:y="17.231cm">
          <draw:text-box>
            <text:p text:style-name="P8"><text:span text:style-name="T1">Input jack ring is isolated from chassis </text:span></text:p>
          </draw:text-box>
        </draw:frame>
        <draw:line draw:style-name="gr1" draw:text-style-name="P1" draw:layer="layout" svg:x1="3.317cm" svg:y1="6.032cm" svg:x2="7.095cm" svg:y2="6.033cm">
          <text:p/>
        </draw:line>
        <draw:frame draw:style-name="gr13" draw:text-style-name="P9" draw:layer="layout" svg:width="4.064cm" svg:height="1.827cm" svg:x="13.572cm" svg:y="13.711cm">
          <draw:text-box>
            <text:p text:style-name="P8"><text:span text:style-name="T1">Shielded cable from audio input jack PCB. <text:s/>Shield ties to PCB signal ground</text:span></text:p>
          </draw:text-box>
        </draw:frame>
        <draw:line draw:style-name="gr1" draw:text-style-name="P1" draw:layer="layout" svg:x1="15.091cm" svg:y1="15.915cm" svg:x2="18.266cm" svg:y2="15.915cm">
          <text:p/>
        </draw:line>
        <draw:frame draw:style-name="gr24" draw:text-style-name="P9" draw:layer="layout" svg:width="6.323cm" svg:height="3.009cm" svg:x="1.889cm" svg:y="14.462cm">
          <draw:text-box>
            <text:p text:style-name="P8"><text:span text:style-name="T1">The audio inputs can be bonded to the attach point, however this may lead to a ground loop containing the mains ground of the amplifier and the preamplifier. <text:s/>Alternatively, the transformer screen can be bonded as a RFI shield.</text:span></text:p>
          </draw:text-box>
        </draw:frame>
        <draw:line draw:style-name="gr1" draw:text-style-name="P1" draw:layer="layout" svg:x1="21.953cm" svg:y1="9.604cm" svg:x2="21.955cm" svg:y2="13.065cm">
          <text:p/>
        </draw:line>
        <draw:line draw:style-name="gr1" draw:text-style-name="P1" draw:layer="layout" svg:x1="21.955cm" svg:y1="9.636cm" svg:x2="23.479cm" svg:y2="11.414cm">
          <text:p/>
        </draw:line>
        <draw:line draw:style-name="gr1" draw:text-style-name="P1" draw:layer="layout" svg:x1="21.955cm" svg:y1="13.065cm" svg:x2="23.479cm" svg:y2="11.414cm">
          <text:p/>
        </draw:line>
        <draw:frame draw:style-name="gr19" draw:text-style-name="P9" draw:layer="layout" svg:width="3.81cm" svg:height="1.433cm" svg:x="18.98cm" svg:y="6.334cm">
          <draw:text-box>
            <text:p text:style-name="P8"><text:span text:style-name="T1">Amplifier PCB</text:span></text:p>
          </draw:text-box>
        </draw:frame>
        <draw:custom-shape draw:style-name="gr25" draw:text-style-name="P11" draw:layer="layout" svg:width="0.681cm" svg:height="0.681cm" svg:x="24.912cm" svg:y="15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draw:layer="layout" svg:width="1.832cm" svg:height="2.032cm" svg:x="24.276cm" svg:y="15.84cm">
          <draw:text-box>
            <text:p text:style-name="P8"><text:span text:style-name="T1">Audio Output Ground</text:span></text:p>
          </draw:text-box>
        </draw:frame>
        <draw:line draw:style-name="gr27" draw:text-style-name="P1" draw:layer="layout" svg:x1="25.257cm" svg:y1="15.498cm" svg:x2="25.257cm" svg:y2="7.604cm">
          <text:p/>
        </draw:line>
        <draw:frame draw:style-name="gr28" draw:text-style-name="P14" draw:layer="layout" svg:width="0.948cm" svg:height="0.962cm" svg:x="21.828cm" svg:y="11.706cm">
          <draw:text-box>
            <text:p text:style-name="P13"><text:span text:style-name="T2">+</text:span></text:p>
          </draw:text-box>
        </draw:frame>
        <draw:frame draw:style-name="gr28" draw:text-style-name="P14" draw:layer="layout" svg:width="0.889cm" svg:height="0.962cm" svg:x="21.928cm" svg:y="10.098cm">
          <draw:text-box>
            <text:p text:style-name="P13"><text:span text:style-name="T2">-</text:span></text:p>
          </draw:text-box>
        </draw:frame>
        <draw:line draw:style-name="gr22" draw:text-style-name="P1" draw:layer="layout" svg:x1="21.955cm" svg:y1="12.295cm" svg:x2="18.649cm" svg:y2="12.308cm">
          <text:p/>
        </draw:line>
        <draw:custom-shape draw:style-name="gr25" draw:text-style-name="P11" draw:layer="layout" svg:width="0.681cm" svg:height="0.681cm" svg:x="23.433cm" svg:y="15.0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9" draw:layer="layout" svg:width="2.159cm" svg:height="2.159cm" svg:x="22.717cm" svg:y="15.84cm">
          <draw:text-box>
            <text:p text:style-name="P8"><text:span text:style-name="T1">Audio Output Signal</text:span></text:p>
          </draw:text-box>
        </draw:frame>
        <draw:line draw:style-name="gr27" draw:text-style-name="P1" draw:layer="layout" svg:x1="23.86cm" svg:y1="15.664cm" svg:x2="23.86cm" svg:y2="11.414cm">
          <text:p/>
        </draw:line>
        <draw:line draw:style-name="gr1" draw:text-style-name="P1" draw:layer="layout" svg:x1="23.479cm" svg:y1="11.414cm" svg:x2="23.86cm" svg:y2="11.414cm">
          <text:p/>
        </draw:line>
        <draw:frame draw:style-name="gr8" draw:text-style-name="P9" draw:layer="layout" svg:width="4.064cm" svg:height="1.039cm" svg:x="22.209cm" svg:y="17.487cm">
          <draw:text-box>
            <text:p text:style-name="P8"><text:span text:style-name="T1">Output jacks are isolated from chassis </text:span></text:p>
          </draw:text-box>
        </draw:frame>
        <draw:g>
          <draw:line draw:style-name="gr1" draw:text-style-name="P1" draw:layer="layout" svg:x1="7.071cm" svg:y1="6.664cm" svg:x2="7.071cm" svg:y2="6.031cm">
            <text:p/>
          </draw:line>
          <draw:line draw:style-name="gr1" draw:text-style-name="P1" draw:layer="layout" svg:x1="7.394cm" svg:y1="6.663cm" svg:x2="6.7cm" svg:y2="6.663cm">
            <text:p/>
          </draw:line>
          <draw:custom-shape draw:style-name="gr20" draw:text-style-name="P10" draw:layer="layout" svg:width="0.8cm" svg:height="0.8cm" svg:x="6.666cm" svg:y="5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6.534cm" svg:y1="6.969cm" svg:x2="6.701cm" svg:y2="6.663cm">
            <text:p/>
          </draw:line>
          <draw:line draw:style-name="gr1" draw:text-style-name="P1" draw:layer="layout" svg:x1="6.915cm" svg:y1="6.969cm" svg:x2="7.082cm" svg:y2="6.663cm">
            <text:p/>
          </draw:line>
          <draw:line draw:style-name="gr1" draw:text-style-name="P1" draw:layer="layout" svg:x1="7.246cm" svg:y1="6.957cm" svg:x2="7.413cm" svg:y2="6.651cm">
            <text:p/>
          </draw:line>
        </draw:g>
        <draw:g>
          <draw:line draw:style-name="gr1" draw:text-style-name="P1" draw:layer="layout" svg:x1="10.516cm" svg:y1="16.511cm" svg:x2="10.516cm" svg:y2="15.878cm">
            <text:p/>
          </draw:line>
          <draw:line draw:style-name="gr1" draw:text-style-name="P1" draw:layer="layout" svg:x1="10.839cm" svg:y1="16.51cm" svg:x2="10.145cm" svg:y2="16.51cm">
            <text:p/>
          </draw:line>
          <draw:custom-shape draw:style-name="gr20" draw:text-style-name="P10" draw:layer="layout" svg:width="0.8cm" svg:height="0.8cm" svg:x="10.111cm" svg:y="15.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9.979cm" svg:y1="16.816cm" svg:x2="10.146cm" svg:y2="16.51cm">
            <text:p/>
          </draw:line>
          <draw:line draw:style-name="gr1" draw:text-style-name="P1" draw:layer="layout" svg:x1="10.36cm" svg:y1="16.816cm" svg:x2="10.527cm" svg:y2="16.51cm">
            <text:p/>
          </draw:line>
          <draw:line draw:style-name="gr1" draw:text-style-name="P1" draw:layer="layout" svg:x1="10.691cm" svg:y1="16.804cm" svg:x2="10.858cm" svg:y2="16.498cm">
            <text:p/>
          </draw:line>
        </draw:g>
        <draw:line draw:style-name="gr1" draw:text-style-name="P1" draw:layer="layout" svg:x1="23.86cm" svg:y1="11.414cm" svg:x2="23.86cm" svg:y2="8.366cm">
          <text:p/>
        </draw:line>
        <draw:line draw:style-name="gr1" draw:text-style-name="P1" draw:layer="layout" svg:x1="19.982cm" svg:y1="11.76cm" svg:x2="21.193cm" svg:y2="11.76cm">
          <text:p/>
        </draw:line>
        <draw:line draw:style-name="gr1" draw:text-style-name="P1" draw:layer="layout" svg:x1="21.193cm" svg:y1="11.795cm" svg:x2="21.176cm" svg:y2="8.342cm">
          <text:p/>
        </draw:line>
        <draw:custom-shape draw:style-name="gr20" draw:text-style-name="P10" draw:layer="layout" svg:width="0.8cm" svg:height="0.8cm" svg:x="14.278cm" svg:y="15.4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0.3cm" svg:height="0.3cm" svg:x="14.534cm" svg:y="15.7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9" draw:layer="layout" svg:width="4.064cm" svg:height="1.433cm" svg:x="12.69cm" svg:y="16.251cm">
          <draw:text-box>
            <text:p text:style-name="P8"><text:span text:style-name="T1">Audio Input to another amplifier PCB</text:span></text:p>
          </draw:text-box>
        </draw:frame>
        <draw:frame draw:style-name="gr10" draw:text-style-name="P9" draw:layer="layout" svg:width="6.096cm" svg:height="2.221cm" svg:x="11.071cm" svg:y="17.182cm">
          <draw:text-box>
            <text:p text:style-name="P8"><text:span text:style-name="T1">The rings of the two amplifier inputs are bonded together and both are connected to the safety ground lug.</text:span></text:p>
          </draw:text-box>
        </draw:frame>
        <draw:frame draw:style-name="gr19" draw:text-style-name="P9" draw:layer="layout" svg:width="2.286cm" svg:height="1.433cm" svg:x="9.031cm" svg:y="8.584cm">
          <draw:text-box>
            <text:p text:style-name="P8"><text:span text:style-name="T1">Soft</text:span></text:p>
            <text:p text:style-name="P8"><text:span text:style-name="T1">Start</text:span></text:p>
            <text:p text:style-name="P8"><text:span text:style-name="T1"/></text:p>
          </draw:text-box>
        </draw:frame>
        <draw:custom-shape draw:style-name="gr30" draw:text-style-name="P10" draw:layer="layout" svg:width="1.143cm" svg:height="2.413cm" svg:x="9.666cm" svg:y="7.95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291cm" svg:y1="8.179cm" svg:x2="9.693cm" svg:y2="8.179cm">
          <text:p/>
        </draw:line>
        <draw:frame draw:style-name="gr31" draw:text-style-name="P9" draw:layer="layout" svg:width="2.286cm" svg:height="2.983cm" svg:x="9.128cm" svg:y="5.726cm">
          <draw:text-box>
            <text:p text:style-name="P8"><text:span text:style-name="T1">(Optional – power switch attaches to soft start)</text:span></text:p>
          </draw:text-box>
        </draw:frame>
        <draw:frame draw:style-name="gr32" draw:text-style-name="P15" draw:layer="layout" svg:width="19.971cm" svg:height="2.139cm" svg:x="4.429cm" svg:y="1.655cm">
          <draw:text-box>
            <text:p text:style-name="P8"><text:span text:style-name="T3">Basic Power and Grounding Scheme for Amplifier</text:span></text:p>
          </draw:text-box>
        </draw:frame>
        <draw:frame draw:style-name="gr33" draw:text-style-name="P9" draw:layer="layout" svg:width="4.826cm" svg:height="2.615cm" svg:x="10.906cm" svg:y="3.208cm">
          <draw:text-box>
            <text:p text:style-name="P8"><text:span text:style-name="T1">Power wires to amplifier PCB are twisted together to minimize loop area for generation of stray magnetic fields</text:span></text:p>
          </draw:text-box>
        </draw:frame>
        <draw:line draw:style-name="gr11" draw:text-style-name="P1" draw:layer="layout" svg:x1="14.716cm" svg:y1="5.029cm" svg:x2="15.605cm" svg:y2="7.347cm">
          <text:p/>
        </draw:line>
        <draw:line draw:style-name="gr11" draw:text-style-name="P1" draw:layer="layout" svg:x1="22.617cm" svg:y1="15.097cm" svg:x2="23.249cm" svg:y2="15.669cm">
          <text:p/>
        </draw:line>
        <draw:frame draw:style-name="gr33" draw:text-style-name="P9" draw:layer="layout" svg:width="3.429cm" svg:height="2.615cm" svg:x="19.542cm" svg:y="14.081cm">
          <draw:text-box>
            <text:p text:style-name="P8"><text:span text:style-name="T1">Output wires are twisted together to minimize the inductance and generated stray magnetic fields</text:span></text:p>
          </draw:text-box>
        </draw:frame>
        <draw:frame draw:style-name="gr34" draw:text-style-name="P9" draw:layer="layout" svg:width="3.937cm" svg:height="3.123cm" svg:x="5.318cm" svg:y="10.906cm">
          <draw:text-box>
            <text:p text:style-name="P8"><text:span text:style-name="T1">Wires from transformer are twisted together to minimize generation of stray magnetic fields</text:span></text:p>
          </draw:text-box>
        </draw:frame>
        <draw:line draw:style-name="gr11" draw:text-style-name="P1" draw:layer="layout" svg:x1="8.747cm" svg:y1="11.16cm" svg:x2="12.557cm" svg:y2="9.509cm">
          <text:p/>
        </draw:line>
        <draw:line draw:style-name="gr11" draw:text-style-name="P1" draw:layer="layout" svg:x1="17.356cm" svg:y1="14.189cm" svg:x2="18.118cm" svg:y2="13.935cm">
          <text:p/>
        </draw:line>
        <draw:line draw:style-name="gr11" draw:text-style-name="P1" draw:layer="layout" svg:x1="8.112cm" svg:y1="15.986cm" svg:x2="9.99cm" svg:y2="15.959cm">
          <text:p/>
        </draw:line>
        <draw:line draw:style-name="gr27" draw:text-style-name="P1" draw:layer="layout" svg:x1="25.287cm" svg:y1="15.498cm" svg:x2="25.287cm" svg:y2="7.604cm">
          <text:p/>
        </draw:line>
        <draw:line draw:style-name="gr27" draw:text-style-name="P1" draw:layer="layout" svg:x1="20.05cm" svg:y1="7.604cm" svg:x2="25.257cm" svg:y2="7.604cm">
          <text:p/>
        </draw:line>
        <draw:line draw:style-name="gr27" draw:text-style-name="P1" draw:layer="layout" svg:x1="18.653cm" svg:y1="7.604cm" svg:x2="18.653cm" svg:y2="8.366cm">
          <text:p/>
        </draw:line>
        <draw:frame draw:style-name="gr23" draw:text-style-name="P12" draw:layer="layout" svg:width="2.567cm" svg:height="1.073cm" svg:x="17.356cm" svg:y="11.044cm">
          <draw:text-box>
            <text:p text:style-name="P8"><text:span text:style-name="T1">Signal Ground</text:span></text:p>
          </draw:text-box>
        </draw:frame>
        <draw:line draw:style-name="gr27" draw:text-style-name="P1" draw:layer="layout" svg:x1="18.653cm" svg:y1="7.604cm" svg:x2="25.258cm" svg:y2="7.604cm">
          <text:p/>
        </draw:line>
        <draw:frame draw:style-name="gr6" draw:text-style-name="P9" draw:layer="layout" svg:width="2.159cm" svg:height="0.645cm" svg:x="21.955cm" svg:y="12.557cm">
          <draw:text-box>
            <text:p text:style-name="P8"><text:span text:style-name="T1">Amplifier</text:span></text:p>
          </draw:text-box>
        </draw:frame>
        <draw:frame draw:style-name="gr23" draw:text-style-name="P12" draw:layer="layout" svg:width="2.921cm" svg:height="1.073cm" svg:x="17.156cm" svg:y="9.736cm">
          <draw:text-box>
            <text:p text:style-name="P8"><text:span text:style-name="T1">Hum Breaking Resistor</text:span></text:p>
          </draw:text-box>
        </draw:frame>
        <draw:line draw:style-name="gr1" draw:text-style-name="P1" draw:layer="layout" svg:x1="18.68cm" svg:y1="10.779cm" svg:x2="18.68cm" svg:y2="11.033cm">
          <text:p/>
        </draw:line>
        <draw:line draw:style-name="gr1" draw:text-style-name="P1" draw:layer="layout" svg:x1="18.68cm" svg:y1="9.479cm" svg:x2="18.68cm" svg:y2="9.733cm">
          <text:p/>
        </draw:line>
        <draw:line draw:style-name="gr27" draw:text-style-name="P1" draw:layer="layout" svg:x1="19.796cm" svg:y1="8.828cm" svg:x2="22.59cm" svg:y2="8.828cm">
          <text:p/>
        </draw:line>
        <draw:frame draw:style-name="gr35" draw:text-style-name="P12" draw:layer="layout" svg:width="2.159cm" svg:height="0.679cm" draw:transform="rotate (1.5707963267949) translate (20.695cm 11.522cm)">
          <draw:text-box>
            <text:p text:style-name="P8"><text:span text:style-name="T1">Feedback</text:span></text:p>
          </draw:text-box>
        </draw:frame>
        <draw:line draw:style-name="gr27" draw:text-style-name="P1" draw:layer="layout" svg:x1="22.59cm" svg:y1="10.398cm" svg:x2="22.59cm" svg:y2="8.874cm">
          <text:p/>
        </draw:line>
        <draw:line draw:style-name="gr1" draw:text-style-name="P1" draw:layer="layout" svg:x1="10.491cm" svg:y1="15.888cm" svg:x2="14.278cm" svg:y2="15.888cm">
          <text:p/>
        </draw:line>
        <draw:frame draw:style-name="gr36" draw:text-style-name="P17" draw:layer="layout" svg:width="5.461cm" svg:height="2.615cm" svg:x="8.22cm" svg:y="13.752cm">
          <draw:text-box>
            <text:p text:style-name="P16"><text:span text:style-name="T4">SAFETY GROUND chassis attach point. <text:s/></text:span><text:span text:style-name="T1">NOTE: there should be only ONE point of attachment on the chassis.</text:span></text:p>
          </draw:text-box>
        </draw:frame>
        <draw:frame draw:style-name="gr37" draw:text-style-name="P12" draw:layer="layout" svg:width="2.159cm" svg:height="0.679cm" draw:transform="rotate (-1.5707963267949) translate (24.114cm 8.874cm)">
          <draw:text-box>
            <text:p text:style-name="P8"><text:span text:style-name="T1">Feedback</text:span></text:p>
          </draw:text-box>
        </draw:frame>
        <draw:line draw:style-name="gr1" draw:text-style-name="P1" draw:layer="layout" svg:x1="23.86cm" svg:y1="8.366cm" svg:x2="21.193cm" svg:y2="8.366cm">
          <text:p/>
        </draw:line>
        <draw:line draw:style-name="gr1" draw:text-style-name="P1" draw:layer="layout" svg:x1="21.955cm" svg:y1="10.533cm" svg:x2="21.574cm" svg:y2="10.533cm">
          <text:p/>
        </draw:line>
        <draw:line draw:style-name="gr1" draw:text-style-name="P1" draw:layer="layout" svg:x1="21.574cm" svg:y1="8.366cm" svg:x2="21.574cm" svg:y2="10.53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0T22:31:21.758000000</meta:creation-date>
    <dc:date>2020-10-22T09:39:11.989000000</dc:date>
    <meta:editing-duration>PT4H49M5S</meta:editing-duration>
    <meta:editing-cycles>39</meta:editing-cycles>
    <meta:generator>LibreOffice/6.4.2.2$Windows_X86_64 LibreOffice_project/4e471d8c02c9c90f512f7f9ead8875b57fcb1ec3</meta:generator>
    <meta:document-statistic meta:object-count="218"/>
  </office:meta>
</office:document-meta>
</file>